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09f" officeooo:paragraph-rsid="001b509f"/>
    </style:style>
    <style:style style:name="P2" style:family="paragraph" style:parent-style-name="Standard">
      <style:text-properties officeooo:rsid="001ca893" officeooo:paragraph-rsid="001ca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generation should be used for this task.</text:p>
      <text:p text:style-name="P1"/>
      <text:p text:style-name="P1">May want to modify experiment layout graph to facilitate. <text:s/>However, probably not worth it to do so. <text:s/>We’ll see.</text:p>
      <text:p text:style-name="P1"/>
      <text:p text:style-name="P1">A solution:</text:p>
      <text:p text:style-name="P1">Save a file specifying all dependencies for each subtask and its output location.</text:p>
      <text:p text:style-name="P1">During each subtask, a script loads the file, finds pertinent dependencies and output location, writes the result of what it finds to local scratch, and closes the file.</text:p>
      <text:p text:style-name="P1">Then, the subtask executes its main task script, which uses the local scratch file to identify which files to load, and where to save.</text:p>
      <text:p text:style-name="P1"/>
      <text:p text:style-name="P1">A simple way to test assumptions:</text:p>
      <text:p text:style-name="P2">Write up a task that follows the same workflow, but is not so complicated.</text:p>
      <text:p text:style-name="P2"/>
      <text:p text:style-name="P2">Input files: 6 files, 3 specifying a first word, and 3 specifying a second word. (place each set in its own subdirectory)</text:p>
      <text:p text:style-name="P2">Subtasks: 9 subtasks, each selecting one first word and 1 second word. <text:s/>Output location is just two_words[a][b].txt (place each result in its own subdirectory)</text:p>
      <text:p text:style-name="P2"/>
      <text:p text:style-name="P2">If test succeeds, then the workflow is s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56:51.343942322</meta:creation-date>
    <dc:date>2019-03-24T11:17:41.603672968</dc:date>
    <meta:editing-duration>PT3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68" meta:character-count="983" meta:non-whitespace-character-count="823"/>
  </office:meta>
</office:document-meta>
</file>